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086e" officeooo:paragraph-rsid="001e086e"/>
    </style:style>
    <style:style style:name="P2" style:family="paragraph" style:parent-style-name="Standard">
      <style:paragraph-properties fo:text-align="justify" style:justify-single-word="false"/>
      <style:text-properties officeooo:rsid="001e086e" officeooo:paragraph-rsid="001e086e"/>
    </style:style>
    <style:style style:name="P3" style:family="paragraph" style:parent-style-name="Standard">
      <style:text-properties style:font-name="Liberation Serif" fo:font-size="12pt" officeooo:rsid="001e086e" officeooo:paragraph-rsid="001e086e" style:font-size-asian="12pt" style:font-size-complex="12pt"/>
    </style:style>
    <style:style style:name="P4" style:family="paragraph" style:parent-style-name="Standard">
      <style:paragraph-properties fo:text-align="justify" style:justify-single-word="false"/>
      <style:text-properties officeooo:rsid="0021de7f" officeooo:paragraph-rsid="0021de7f"/>
    </style:style>
    <style:style style:name="P5" style:family="paragraph" style:parent-style-name="Standard">
      <style:paragraph-properties fo:text-align="justify" style:justify-single-word="false"/>
      <style:text-properties officeooo:paragraph-rsid="00209517"/>
    </style:style>
    <style:style style:name="P6" style:family="paragraph" style:parent-style-name="Standard">
      <style:paragraph-properties fo:text-align="justify" style:justify-single-word="false"/>
      <style:text-properties style:font-name="Liberation Serif" fo:font-size="12pt" officeooo:rsid="001e086e" officeooo:paragraph-rsid="00209517" style:font-size-asian="12pt" style:font-size-complex="12pt"/>
    </style:style>
    <style:style style:name="P7" style:family="paragraph" style:parent-style-name="Standard">
      <style:paragraph-properties fo:text-align="justify" style:justify-single-word="false"/>
      <style:text-properties style:font-name="Liberation Serif" fo:font-size="12pt" officeooo:paragraph-rsid="00209517" style:font-size-asian="12pt" style:font-size-complex="12pt"/>
    </style:style>
    <style:style style:name="P8" style:family="paragraph" style:parent-style-name="Standard">
      <style:paragraph-properties fo:text-align="justify" style:justify-single-word="false"/>
      <style:text-properties officeooo:rsid="0025db99" officeooo:paragraph-rsid="0025db99"/>
    </style:style>
    <style:style style:name="T1" style:family="text">
      <style:text-properties officeooo:rsid="001ef78e"/>
    </style:style>
    <style:style style:name="T2" style:family="text">
      <style:text-properties officeooo:rsid="00209517"/>
    </style:style>
    <style:style style:name="T3" style:family="text">
      <style:text-properties fo:font-variant="normal" fo:text-transform="none" fo:color="#1a1c1e" loext:opacity="100%" style:font-name="Liberation Serif" fo:font-size="12pt" fo:letter-spacing="normal" fo:font-style="normal" fo:font-weight="normal" style:font-size-asian="12pt" style:font-size-complex="12pt"/>
    </style:style>
    <style:style style:name="T4" style:family="text">
      <style:text-properties fo:font-variant="normal" fo:text-transform="none" fo:color="#1a1c1e" loext:opacity="100%" style:font-name="Liberation Serif" fo:font-size="12pt" fo:letter-spacing="normal" fo:font-style="normal" fo:font-weight="normal" officeooo:rsid="0020e1ba" style:font-size-asian="12pt" style:font-size-complex="12pt"/>
    </style:style>
    <style:style style:name="T5" style:family="text">
      <style:text-properties fo:font-variant="normal" fo:text-transform="none" fo:color="#1a1c1e" loext:opacity="100%" style:font-name="Liberation Serif" fo:font-size="12pt" fo:letter-spacing="normal" fo:font-style="normal" fo:font-weight="normal" officeooo:rsid="00238d15" style:font-size-asian="12pt" style:font-size-complex="12pt"/>
    </style:style>
    <style:style style:name="T6" style:family="text">
      <style:text-properties fo:font-variant="normal" fo:text-transform="none" fo:color="#1a1c1e" loext:opacity="100%" style:font-name="Liberation Serif" fo:font-size="12pt" fo:letter-spacing="normal" fo:font-style="normal" fo:font-weight="normal" style:font-size-asian="12pt" style:font-size-complex="12pt"/>
    </style:style>
    <style:style style:name="T7" style:family="text">
      <style:text-properties fo:font-variant="normal" fo:text-transform="none" fo:color="#1a1c1e" loext:opacity="100%" style:font-name="Liberation Serif" fo:font-size="12pt" fo:letter-spacing="normal" fo:font-style="normal" fo:font-weight="normal" officeooo:rsid="0025db99" style:font-size-asian="12pt" style:font-size-complex="12pt"/>
    </style:style>
    <style:style style:name="T8" style:family="text">
      <style:text-properties fo:font-variant="normal" fo:text-transform="none" fo:color="#1a1c1e" loext:opacity="100%" fo:letter-spacing="normal" fo:font-style="normal" fo:font-weight="normal"/>
    </style:style>
    <style:style style:name="T9" style:family="text">
      <style:text-properties style:font-name="Liberation Serif" fo:font-size="12pt" style:font-size-asian="12pt" style:font-size-complex="12pt"/>
    </style:style>
    <style:style style:name="T10" style:family="text">
      <style:text-properties style:font-name="Liberation Serif" fo:font-size="12pt" officeooo:rsid="0020e1ba" style:font-size-asian="12pt" style:font-size-complex="12pt"/>
    </style:style>
    <style:style style:name="T11" style:family="text">
      <style:text-properties style:font-name="Liberation Serif" fo:font-size="12pt" officeooo:rsid="0021be67" style:font-size-asian="12pt" style:font-size-complex="12pt"/>
    </style:style>
    <style:style style:name="T12" style:family="text">
      <style:text-properties style:font-name="Liberation Serif" fo:font-size="12pt" officeooo:rsid="00238d15" style:font-size-asian="12pt" style:font-size-complex="12pt"/>
    </style:style>
    <style:style style:name="T13" style:family="text">
      <style:text-properties style:font-name="Liberation Serif" fo:font-size="12pt" officeooo:rsid="0025db99" style:font-size-asian="12pt" style:font-size-complex="12pt"/>
    </style:style>
    <style:style style:name="T14" style:family="text">
      <style:text-properties officeooo:rsid="00238d15"/>
    </style:style>
    <style:style style:name="T15" style:family="text">
      <style:text-properties officeooo:rsid="0025db99"/>
    </style:style>
    <style:style style:name="T16" style:family="text">
      <style:text-properties style:font-name="Liberation Serif" fo:font-size="12pt" style:font-size-asian="12pt" style:font-size-complex="12pt"/>
    </style:style>
    <style:style style:name="T17" style:family="text">
      <style:text-properties style:font-name="Liberation Serif" fo:font-size="12pt" officeooo:rsid="0025db99"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CED Nummer für Marcus</text:p>
      <text:p text:style-name="P2"/>
      <text:p text:style-name="P2">Durch den immer weiter voranschreitenden Klimawandel gewinnen Tropenkrankheiten in <text:span text:style-name="T15">vielen</text:span> Teilen der Welt immer mehr an Bedeutung. Die Vorhersage und Simulation der Ausbreitung dieser Krankheit mithilfe von machine learning Algorithmen wird deshalb immer populärer. Die kutane Leishmaniose ist eine parasitäre Infektionskrankheit, die durch Protozoen der Gattung Leishmania verursacht wird. Sie betrifft primär die Haut und führt zu chronischen Hautläsionen, die unbehandelt Narben hinterlassen können. Die kutane Leishmaniose wird durch die Sandmücke übertragen. Grundlage für eine Simulation von Krankheitsfällen in bestimmten Gebieten sind die Gesundheitsdaten, die genaue Kartierung eines Landes oder einer Region und die Klimadaten.</text:p>
      <text:p text:style-name="P2"/>
      <text:p text:style-name="P2">Bis ins Jahr 2060 <text:span text:style-name="T1">könnte</text:span> die durchschnittliche Temperatur bis zu 2,6 °C ansteigen (Quelle). Diese Entwicklung wird in manchen Gebieten der Welt die Ausbreitung der Leishmaniose begünstigen. Das liegt primär daran, dass die Sandmücke, welche die kutane Leishmaniose überträgt sich primär in warmen Feuchtgebieten wohlfühlt. Derzeit gibt es keine Impfung gegen diese Krankheit und <text:span text:style-name="T14">dass sich Menschen auf die Ausbreitung vorbereiten können </text:span>ist eine Simulation essenziell. In der Vergangenheit wurden ähnliche Studien in Lybien und Palestina (Quelle Ahmad) durchgeführt. Dabei wurde zuerst eine Istanalyse <text:span text:style-name="T14">erstellt</text:span> bei der die <text:s/>Fallzahlen der verschiedenen regionalen Gesundheitszentren gesammelt wurden. Diese wurden dann mit den jährlich korrelierenden Klimadaten von Worldclim tabellarisiert. Mithilfe der zukünftigen Klimadaten (WorldClim) und den machine learning Algorithmen RF (Random Forest), GLM (Generalized Boosted Model), MaxEnt (Maximum Entropy Modelling) wurde eine Simulation in den verschiedenen Regionen bis ins Jahr 2060 durchgeführt. <text:span text:style-name="T2">Ergebnis war eine Karte der verschiedenen Länder mit den zukünftigen Fallzahlen.</text:span></text:p>
      <text:p text:style-name="P2"/>
      <text:p text:style-name="P2">Brasilien ist mit rund 12.000 jährlichen neuen kutanen Leishmaniose-Fällen ein Land, bei dem die Fallzahlen im Vergleich zu vielen anderen Ländern weltweit besonders hoch sind und das einen bedeutenden Anteil an der globalen Krankheitslast trägt. <text:span text:style-name="T1">Des Weiteren sind viele Gesundheitsdaten in Brasilien frei verfügbar. </text:span><text:span text:style-name="T2">Aus diesen Gründen wurde Brasilien als Modell für die Erstellung eines robusten machine learning Algortihmus zur Vorhersage und Simulation der kutanen Leishmaniose bis ins Jahr 2060 ausgesucht. </text:span></text:p>
      <text:p text:style-name="P2"/>
      <text:p text:style-name="P5"><text:span text:style-name="T2">Die Grundlage für dieses Projekt ist die Erstellung einer Mastertabelle, welche die Klimadaten der Vergangenheit und der Gegenwart mit den jeweiligen Fallzahlen verbindet. </text:span><text:span text:style-name="T3">Die gemeldeten Fallzahlen der Kutanen Leishmaniose für den Zeitraum 2007 bis 2022 wurden aus der öffentlichen Datenbank DATASUS des brasilianischen Gesundheitsministeriums bezogen. Diese Daten lagen <text:s/>aggregiert pro Gemeinde ("Município")</text:span><text:span text:style-name="T5"> vor</text:span><text:span text:style-name="T3">.</text:span><text:span text:style-name="T9"> </text:span><text:span text:style-name="T3">Die exakten geometrischen Polygone aller brasilianischen Gemeinden wurden von der GADM-Datenbank (Version 4.1, Layer 2) im GeoPackage-Format heruntergeladen. Diese Datei dient als geografisches Grundgerüst. </text:span><text:span text:style-name="T5">U</text:span><text:span text:style-name="T3">m eine dynamische, jährliche Analyse zu ermögliche</text:span><text:span text:style-name="T4">n, </text:span><text:span text:style-name="T3">wurden die historischen monatlichen Wetterdaten von WorldClim (CRU-TS v4.09) für den Zeitraum 2000 bis 2018 heruntergeladen. Konkret wurden die Rasterdatensätze für die monatliche Minimaltemperatur (tmin), Maximaltemperatur (tmax) und den Gesamtniederschlag (prec) in einer Auflösung von 2,5 Bogenminuten beschafft.</text:span><text:span text:style-name="T9"> </text:span><text:span text:style-name="T10">Die Ausbreitung der Sandmücken und somit der Leishmaniose folgt nicht stoisch nur </text:span><text:span text:style-name="T12">dem Temperaturanstieg</text:span><text:span text:style-name="T10"> und </text:span><text:span text:style-name="T12">einer hohen</text:span><text:span text:style-name="T10"> Luftfeuchtigkeit. WorldClim biete</text:span><text:span text:style-name="T13">t</text:span><text:span text:style-name="T10"> eine Reihe von </text:span><text:span text:style-name="T11">bioklimatischen Variablen, welche sich mithilfe von Temperatur und Luftfeuchtigkeit berechnen lassen. Die im folgenden ausgewählten bioklimatischen Variablen folgen den Variablen, welche in den Studien zu Lybien und Palestina durchgeführt wurden. </text:span><text:span text:style-name="T5">Die Jahresdurchschnittstemperatur (BIO1) gibt einen grundlegenden Überblick über das allgemeine Klima eines Ortes und dessen grundsätzliche Eignung als Lebensraum. Der mittlere tägliche Temperaturbereich (BIO2) beschreibt die Amplitude der Temperaturschwankungen zwischen Tag und Nacht, was für die Aktivität der nachtaktiven Sandmücken von entscheidender Bedeutung ist. Die Temperatur-Saisonalität (BIO4) </text:span><text:soft-page-break/><text:span text:style-name="T5">und der jährliche Temperaturbereich (BIO7) quantifizieren die Stabilität des Klimas über das Jahr. Sie bestimmen, ob die Vektorpopulation ganzjährig aktiv sein kann oder ob ausgeprägte Jahreszeiten eine saisonale Anpassung, wie eine Winterpause, erfordern. Ergänzend dazu definieren die mittlere Temperatur des wärmsten Quartals (BIO10) und des kältesten Quartals (BIO11) die extremen Bedingungen im Hochsommer und Winter und markieren damit die oberen und unteren Toleranzgrenzen für das Überleben und die Fortpflanzung der Sandmücke. Die niederschlags-basierten Variablen beschreiben die Wasserverfügbarkeit, die für die Entwicklung der Larvenstadien unerlässlich ist. Der Jahresniederschlag (BIO12) gibt die Gesamtwassermenge an, die einem Gebiet zur Verfügung steht und beeinflusst maßgeblich die allgemeine Bodenfeuchtigkeit und die Vegetation, welche die Brutstätten der Sandmücken bilden. Die Niederschlags-Saisonalität (BIO15) misst die zeitliche Verteilung dieses Niederschlags. Ein hoher Wert deutet auf ausgeprägte Regen- und Trockenzeiten hin und bestimmt somit, ob Brutstätten für die Larven ganzjährig oder nur saisonal verfügbar sind.</text:span><text:span text:style-name="T12"> </text:span><text:span text:style-name="T13">Es wurde ein Python-Skript erstellt, welches eine Schleife über die Jahre 2007-2018 durchführt. Für jedes dieser Jahre wurden die 12 zugehörigen Monatskarten für tmin, tmax und prec in ein dreidimensionalen Datenwürfel geladen. Basierend auf diesen Datenwürfeln wurden die 8 BIO-Variablen für das jeweilige Jahr auf Pixel-Ebene berechnet. Jedes dieser neu berechneten, jährlichen BIO-Variablen wurde als eigenständige </text:span><text:span text:style-name="T7">GeoTIFF-Datei (z.B. bio_1_2007.tif) gespeichert.</text:span><text:span text:style-name="T13"> Daraus ergibt sich ein Satz von 96 (12 Jahre * 8 Variablen) hochauflösenden, jährlichen Klimakarten.</text:span></text:p>
      <text:p text:style-name="P5"><text:span text:style-name="T13"/></text:p>
      <text:p text:style-name="P8"><text:span text:style-name="T9">Zur Erstellung der Basis-Tabelle wurden die Gesundheitsdaten der Krankehtisfälle und die geografischen Daten in verschiedene Datenstrukturen geladen. Um die Tabelle miteinander verknüpfen zu können wurde in beiden Tabellen eine Schlüssel-Spalte erstellt, welche die Gemeinden eindeutig zuordnet. Dadurch konnten beide Tabellen zusammengeführt werden. Somit wurde eine Tabelle erstellt, welche die Gemeinden mit den Fallzahlen der jeweiligen Jahre verbunden hat.</text:span></text:p>
      <text:p text:style-name="P8"><text:span text:style-name="T9">Als Nächste wurde die Basistabelle mit den BIO-Variablen erweitert. Die acht Durchschnittswerte wurden der Jahrestabelle als neue Spalte hinzugefügt sodass jede der </text:span><text:span text:style-name="T3">66.864</text:span><text:span text:style-name="T9"> Zeile eine Gemeinde in einem spezifischen Jahr, die exakte Fallzahl und die acht BIO-Variablen enthält. Diese finale Mastertabelle bildet die Grundlage für das Training der verschiedenen Machine-Learning-Modelle.</text:span></text:p>
      <text:p text:style-name="P7"/>
      <text:p text:style-name="P6"/>
      <text:p text:style-name="P3"/>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Inter" svg:font-family="Inter,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2-17T18:13:23.298000000</meta:creation-date>
    <dc:date>2025-12-18T13:16:54.547000000</dc:date>
    <meta:editing-duration>PT2H25M33S</meta:editing-duration>
    <meta:editing-cycles>8</meta:editing-cycles>
    <meta:generator>Docx_Editor_PLUS/1.0.0.0$Windows_X86_64 LibreOffice_project/</meta:generator>
    <meta:document-statistic meta:table-count="0" meta:image-count="0" meta:object-count="0" meta:page-count="2" meta:paragraph-count="7" meta:word-count="871" meta:character-count="6776" meta:non-whitespace-character-count="5909"/>
  </office:meta>
</office:document-meta>
</file>